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sans-serif" fo:font-size="8pt" fo:font-style="italic" officeooo:paragraph-rsid="001a4c7d" style:font-size-asian="8pt" style:font-style-asian="italic" style:font-size-complex="8pt" style:font-style-complex="italic"/>
    </style:style>
    <style:style style:name="P2" style:family="paragraph" style:parent-style-name="Standard">
      <style:text-properties style:font-name="sans-serif" fo:font-size="11.25pt"/>
    </style:style>
    <style:style style:name="P3" style:family="paragraph" style:parent-style-name="Standard">
      <style:text-properties style:font-name="sans-serif" fo:font-size="13.5pt"/>
    </style:style>
    <style:style style:name="P4" style:family="paragraph" style:parent-style-name="Standard">
      <style:paragraph-properties fo:text-align="center" style:justify-single-word="false"/>
      <style:text-properties style:font-name="sans-serif" fo:font-size="13.5pt" fo:font-weight="bold" style:font-weight-asian="bold" style:font-weight-complex="bold"/>
    </style:style>
    <style:style style:name="P5" style:family="paragraph" style:parent-style-name="Standard">
      <style:text-properties style:font-name="sans-serif" fo:font-size="13.5pt" fo:font-weight="normal" officeooo:rsid="001ae300" officeooo:paragraph-rsid="001ae300" style:font-weight-asian="normal" style:font-weight-complex="normal"/>
    </style:style>
    <style:style style:name="P6" style:family="paragraph" style:parent-style-name="Standard">
      <style:text-properties style:font-name="sans-serif" fo:font-size="13.5pt" fo:font-weight="normal" officeooo:rsid="001ae300" officeooo:paragraph-rsid="001cb3ad" style:font-weight-asian="normal" style:font-weight-complex="normal"/>
    </style:style>
    <style:style style:name="P7" style:family="paragraph" style:parent-style-name="Standard">
      <style:text-properties style:font-name="sans-serif" fo:font-size="13.5pt" fo:font-weight="normal" officeooo:rsid="001ae300" officeooo:paragraph-rsid="001cca4d" style:font-weight-asian="normal" style:font-weight-complex="normal"/>
    </style:style>
    <style:style style:name="P8" style:family="paragraph" style:parent-style-name="Standard">
      <style:text-properties style:font-name="sans-serif" fo:font-size="13.5pt" fo:font-weight="normal" officeooo:rsid="001ae300" officeooo:paragraph-rsid="00292258" style:font-weight-asian="normal" style:font-weight-complex="normal"/>
    </style:style>
    <style:style style:name="P9" style:family="paragraph" style:parent-style-name="Standard">
      <style:text-properties style:font-name="sans-serif" fo:font-size="13.5pt" officeooo:paragraph-rsid="001ae300"/>
    </style:style>
    <style:style style:name="P10" style:family="paragraph" style:parent-style-name="Standard">
      <style:text-properties style:font-name="sans-serif" fo:font-size="10pt" style:font-size-asian="10pt" style:font-size-complex="10pt"/>
    </style:style>
    <style:style style:name="P11" style:family="paragraph" style:parent-style-name="Standard">
      <style:text-properties style:font-name="sans-serif" fo:font-size="10pt" officeooo:paragraph-rsid="001a333e" style:font-size-asian="10pt" style:font-size-complex="10pt"/>
    </style:style>
    <style:style style:name="P12" style:family="paragraph" style:parent-style-name="Standard">
      <style:text-properties fo:font-weight="normal" style:font-weight-asian="normal" style:font-weight-complex="normal"/>
    </style:style>
    <style:style style:name="P13" style:family="paragraph" style:parent-style-name="Text_20_body">
      <style:text-properties officeooo:paragraph-rsid="001f4cb5"/>
    </style:style>
    <style:style style:name="P14" style:family="paragraph" style:parent-style-name="Text_20_body">
      <style:text-properties officeooo:paragraph-rsid="00227cc4"/>
    </style:style>
    <style:style style:name="P15" style:family="paragraph" style:parent-style-name="Text_20_body">
      <style:text-properties officeooo:paragraph-rsid="0025c8c8"/>
    </style:style>
    <style:style style:name="P16" style:family="paragraph" style:parent-style-name="Standard" style:list-style-name="L1">
      <style:text-properties style:font-name="sans-serif" fo:font-size="13.5pt" fo:font-weight="normal" officeooo:rsid="001ae300" officeooo:paragraph-rsid="002b018a" style:font-weight-asian="normal" style:font-weight-complex="normal"/>
    </style:style>
    <style:style style:name="P17" style:family="paragraph" style:parent-style-name="Standard" style:list-style-name="L1">
      <style:text-properties style:font-name="sans-serif" fo:font-size="13.5pt" fo:font-weight="normal" officeooo:rsid="001ae300" officeooo:paragraph-rsid="002db7e4" style:font-weight-asian="normal" style:font-weight-complex="normal"/>
    </style:style>
    <style:style style:name="P18" style:family="paragraph" style:parent-style-name="Standard" style:list-style-name="L1">
      <style:text-properties style:font-name="sans-serif" fo:font-size="13.5pt" fo:font-weight="normal" officeooo:rsid="001ae300" officeooo:paragraph-rsid="00302e77" style:font-weight-asian="normal" style:font-weight-complex="normal"/>
    </style:style>
    <style:style style:name="P19" style:family="paragraph" style:parent-style-name="Standard">
      <style:text-properties style:font-name="sans-serif" fo:font-size="13.5pt" fo:font-weight="normal" officeooo:rsid="001ae300" officeooo:paragraph-rsid="00302e77" style:font-weight-asian="normal" style:font-weight-complex="normal"/>
    </style:style>
    <style:style style:name="P20" style:family="paragraph" style:parent-style-name="Standard">
      <style:text-properties style:font-name="sans-serif" fo:font-size="13.5pt" fo:font-weight="normal" officeooo:rsid="001ae300" officeooo:paragraph-rsid="0034104e" style:font-weight-asian="normal" style:font-weight-complex="normal"/>
    </style:style>
    <style:style style:name="P21" style:family="paragraph" style:parent-style-name="Heading_20_3" style:list-style-name=""/>
    <style:style style:name="P22" style:family="paragraph" style:parent-style-name="Heading_20_3">
      <style:paragraph-properties fo:break-before="page"/>
    </style:style>
    <style:style style:name="T1" style:family="text">
      <style:text-properties officeooo:rsid="001a333e"/>
    </style:style>
    <style:style style:name="T2" style:family="text">
      <style:text-properties fo:font-weight="bold" officeooo:rsid="001a333e" style:font-weight-asian="bold" style:font-weight-complex="bold"/>
    </style:style>
    <style:style style:name="T3" style:family="text">
      <style:text-properties fo:font-weight="bold" officeooo:rsid="001ae300" style:font-weight-asian="bold" style:font-weight-complex="bold"/>
    </style:style>
    <style:style style:name="T4" style:family="text">
      <style:text-properties fo:font-weight="normal" officeooo:rsid="001d1826" style:font-weight-asian="normal" style:font-weight-complex="normal"/>
    </style:style>
    <style:style style:name="T5" style:family="text">
      <style:text-properties fo:font-weight="normal" officeooo:rsid="001dc9f3" style:font-weight-asian="normal" style:font-weight-complex="normal"/>
    </style:style>
    <style:style style:name="T6" style:family="text">
      <style:text-properties fo:font-weight="normal" officeooo:rsid="001f4cb5" style:font-weight-asian="normal" style:font-weight-complex="normal"/>
    </style:style>
    <style:style style:name="T7" style:family="text">
      <style:text-properties fo:font-weight="normal" officeooo:rsid="0020e37a" style:font-weight-asian="normal" style:font-weight-complex="normal"/>
    </style:style>
    <style:style style:name="T8" style:family="text">
      <style:text-properties fo:font-weight="normal" officeooo:rsid="00227cc4" style:font-weight-asian="normal" style:font-weight-complex="normal"/>
    </style:style>
    <style:style style:name="T9" style:family="text">
      <style:text-properties fo:font-weight="normal" officeooo:rsid="0023a33e" style:font-weight-asian="normal" style:font-weight-complex="normal"/>
    </style:style>
    <style:style style:name="T10" style:family="text">
      <style:text-properties fo:font-weight="normal" officeooo:rsid="0025c8c8" style:font-weight-asian="normal" style:font-weight-complex="normal"/>
    </style:style>
    <style:style style:name="T11" style:family="text">
      <style:text-properties fo:font-weight="normal" officeooo:rsid="002744b7" style:font-weight-asian="normal" style:font-weight-complex="normal"/>
    </style:style>
    <style:style style:name="T12" style:family="text">
      <style:text-properties fo:font-weight="normal" officeooo:rsid="0031bd02" style:font-weight-asian="normal" style:font-weight-complex="normal"/>
    </style:style>
    <style:style style:name="T13" style:family="text">
      <style:text-properties fo:font-size="10pt" style:font-size-asian="10pt" style:font-size-complex="10pt"/>
    </style:style>
    <style:style style:name="T14" style:family="text">
      <style:text-properties fo:font-size="10pt" fo:font-weight="normal" officeooo:rsid="001a4c7d" style:font-size-asian="10pt" style:font-weight-asian="normal" style:font-size-complex="10pt" style:font-weight-complex="normal"/>
    </style:style>
    <style:style style:name="T15" style:family="text">
      <style:text-properties fo:font-size="10pt" fo:font-weight="normal" officeooo:rsid="001ae8ca" style:font-size-asian="10pt" style:font-weight-asian="normal" style:font-size-complex="10pt" style:font-weight-complex="normal"/>
    </style:style>
    <style:style style:name="T16" style:family="text">
      <style:text-properties fo:font-size="10pt" fo:font-weight="normal" officeooo:rsid="001cb3ad" style:font-size-asian="10pt" style:font-weight-asian="normal" style:font-size-complex="10pt" style:font-weight-complex="normal"/>
    </style:style>
    <style:style style:name="T17" style:family="text">
      <style:text-properties fo:font-size="10pt" fo:font-weight="normal" officeooo:rsid="001cca4d" style:font-size-asian="10pt" style:font-weight-asian="normal" style:font-size-complex="10pt" style:font-weight-complex="normal"/>
    </style:style>
    <style:style style:name="T18" style:family="text">
      <style:text-properties fo:font-size="10pt" fo:font-weight="normal" officeooo:rsid="00292258" style:font-size-asian="10pt" style:font-weight-asian="normal" style:font-size-complex="10pt" style:font-weight-complex="normal"/>
    </style:style>
    <style:style style:name="T19" style:family="text">
      <style:text-properties fo:font-size="10pt" fo:font-weight="normal" officeooo:rsid="002b018a" style:font-size-asian="10pt" style:font-weight-asian="normal" style:font-size-complex="10pt" style:font-weight-complex="normal"/>
    </style:style>
    <style:style style:name="T20" style:family="text">
      <style:text-properties fo:font-size="10pt" fo:font-weight="normal" officeooo:rsid="002db7e4" style:font-size-asian="10pt" style:font-weight-asian="normal" style:font-size-complex="10pt" style:font-weight-complex="normal"/>
    </style:style>
    <style:style style:name="T21" style:family="text">
      <style:text-properties fo:font-size="10pt" fo:font-weight="normal" officeooo:rsid="002f91de" style:font-size-asian="10pt" style:font-weight-asian="normal" style:font-size-complex="10pt" style:font-weight-complex="normal"/>
    </style:style>
    <style:style style:name="T22" style:family="text">
      <style:text-properties fo:font-size="10pt" fo:font-weight="normal" officeooo:rsid="00302e77" style:font-size-asian="10pt" style:font-weight-asian="normal" style:font-size-complex="10pt" style:font-weight-complex="normal"/>
    </style:style>
    <style:style style:name="T23" style:family="text">
      <style:text-properties fo:font-size="10pt" fo:font-weight="normal" officeooo:rsid="0031bd02" style:font-size-asian="10pt" style:font-weight-asian="normal" style:font-size-complex="10pt" style:font-weight-complex="normal"/>
    </style:style>
    <style:style style:name="T24" style:family="text">
      <style:text-properties fo:font-size="10pt" fo:font-weight="normal" officeooo:rsid="0034104e" style:font-size-asian="10pt" style:font-weight-asian="normal" style:font-size-complex="10pt" style:font-weight-complex="normal"/>
    </style:style>
    <style:style style:name="T25" style:family="text">
      <style:text-properties fo:font-size="10pt" fo:font-weight="bold" style:font-size-asian="10pt" style:font-weight-asian="bold" style:font-size-complex="10pt" style:font-weight-complex="bold"/>
    </style:style>
    <style:style style:name="T26" style:family="text">
      <style:text-properties fo:font-size="10pt" fo:font-weight="bold" officeooo:rsid="001ae300" style:font-size-asian="10pt" style:font-weight-asian="bold" style:font-size-complex="10pt" style:font-weight-complex="bold"/>
    </style:style>
    <style:style style:name="T27" style:family="text">
      <style:text-properties fo:font-size="10pt" fo:font-weight="bold" officeooo:rsid="002b018a" style:font-size-asian="10pt" style:font-weight-asian="bold" style:font-size-complex="10pt" style:font-weight-complex="bold"/>
    </style:style>
    <style:style style:name="T28" style:family="text">
      <style:text-properties fo:font-size="10pt" fo:font-weight="bold" officeooo:rsid="002db7e4" style:font-size-asian="10pt" style:font-weight-asian="bold" style:font-size-complex="10pt" style:font-weight-complex="bold"/>
    </style:style>
    <style:style style:name="T29" style:family="text">
      <style:text-properties officeooo:rsid="001ae300"/>
    </style:style>
    <style:style style:name="T30" style:family="text">
      <style:text-properties fo:font-style="italic" fo:font-weight="normal" officeooo:rsid="001dc9f3"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
      <text:p text:style-name="P4">ANTEPROYECTO PARA SOLICITAR LA REALIZACIÓN DEL MÓDULO PROYECTO</text:p>
      <text:p text:style-name="P3"/>
      <text:p text:style-name="P10">Nombre del proyecto: <text:span text:style-name="T2">Centralita </text:span><text:span text:style-name="T3">VoIP</text:span><text:span text:style-name="T2"> con Asterisk - FreePBX</text:span></text:p>
      <text:p text:style-name="P11">Alumno: <text:span text:style-name="T2">Kevin Hernández García</text:span></text:p>
      <text:p text:style-name="P10">Curso: <text:span text:style-name="T2">2º ASIR</text:span></text:p>
      <text:p text:style-name="P9"><text:span text:style-name="T13">Tutor: </text:span><text:span text:style-name="Strong_20_Emphasis"><text:span text:style-name="T26">María Luz Lorenzo García, Carlos Manescau López</text:span></text:span></text:p>
      <text:p text:style-name="P12"/>
      <text:h text:style-name="Heading_20_3" text:outline-level="3"><text:span text:style-name="Strong_20_Emphasis">Objetivos</text:span></text:h>
      <text:p text:style-name="P7"><text:span text:style-name="Strong_20_Emphasis"><text:span text:style-name="T14"><text:tab/></text:span></text:span></text:p>
      <text:p text:style-name="P7"><text:span text:style-name="Strong_20_Emphasis"><text:span text:style-name="T14"><text:tab/></text:span></text:span><text:span text:style-name="Strong_20_Emphasis"><text:span text:style-name="T15">El objetivo del proyecto es implementar un servidor de VoIP </text:span></text:span><text:span text:style-name="Strong_20_Emphasis"><text:span text:style-name="T16">en la empresa Trivalle S.L..</text:span></text:span></text:p>
      <text:p text:style-name="P6"><text:span text:style-name="Strong_20_Emphasis"><text:span text:style-name="T16">Esto consistirá principalmente </text:span></text:span><text:span text:style-name="Strong_20_Emphasis"><text:span text:style-name="T17">en crear una máquina virtual dentro del servidor de la empresa con FreePBX, un cliente web y distro de asterisk, y ofrecer llamadas VoIP como solución de comunicación interna.</text:span></text:span></text:p>
      <text:p text:style-name="P5"><text:span text:style-name="Strong_20_Emphasis"><text:span text:style-name="T14"/></text:span></text:p>
      <text:p text:style-name="P5"><text:span text:style-name="Strong_20_Emphasis"><text:span text:style-name="T14"/></text:span></text:p>
      <text:h text:style-name="Heading_20_3" text:outline-level="3"><text:span text:style-name="Strong_20_Emphasis">Prean</text:span><text:span text:style-name="Strong_20_Emphasis"><text:span text:style-name="T29">á</text:span></text:span><text:span text:style-name="Strong_20_Emphasis">lisis de lo existente</text:span></text:h>
      <text:p text:style-name="Text_20_body"><text:span text:style-name="Strong_20_Emphasis"><text:tab/></text:span><text:span text:style-name="Strong_20_Emphasis"><text:span text:style-name="T4">No tengo la certeza de lo que esta utilizando la empresa en este momento para las llamadas </text:span></text:span><text:span text:style-name="Strong_20_Emphasis"><text:span text:style-name="T5">telefónicas</text:span></text:span><text:span text:style-name="Strong_20_Emphasis"><text:span text:style-name="T4">, pero cabe la posibilidad de qu</text:span></text:span><text:span text:style-name="Strong_20_Emphasis"><text:span text:style-name="T5">e</text:span></text:span><text:span text:style-name="Strong_20_Emphasis"><text:span text:style-name="T4"> no utilicen ningún sistema interno, </text:span></text:span><text:span text:style-name="Strong_20_Emphasis"><text:span text:style-name="T5">y para comunicarse utilicen llamadas por </text:span></text:span><text:span text:style-name="Strong_20_Emphasis"><text:span text:style-name="T30">Whatsapp</text:span></text:span><text:span text:style-name="Strong_20_Emphasis"><text:span text:style-name="T5"> o a través de su compañía telefónicas. Esto sustituiría las lineas externas.</text:span></text:span><text:span text:style-name="Strong_20_Emphasis"><text:span text:style-name="T4"> </text:span></text:span></text:p>
      <text:p text:style-name="P13"><text:span text:style-name="Strong_20_Emphasis"><text:span text:style-name="T6">El sistema operativo a utilizar y que sustituirá al antiguo servicio de llamadas será </text:span></text:span><text:span text:style-name="Strong_20_Emphasis"><text:span text:style-name="T7">la </text:span></text:span><text:span text:style-name="Strong_20_Emphasis"><text:span text:style-name="T6">distribución </text:span></text:span><text:span text:style-name="Strong_20_Emphasis"><text:span text:style-name="T7">FreePBX v14</text:span></text:span><text:span text:style-name="Strong_20_Emphasis"><text:span text:style-name="T6"> basada en </text:span></text:span><text:span text:style-name="Strong_20_Emphasis"><text:span text:style-name="T7">CentOS.</text:span></text:span></text:p>
      <text:p text:style-name="P13"><text:span text:style-name="Strong_20_Emphasis"><text:span text:style-name="T7"/></text:span></text:p>
      <text:h text:style-name="Heading_20_3" text:outline-level="3"><text:span text:style-name="Strong_20_Emphasis">Preanálisis del sistema</text:span></text:h>
      <text:p text:style-name="P14"><text:span text:style-name="Strong_20_Emphasis"><text:tab/></text:span><text:span text:style-name="Strong_20_Emphasis"><text:span text:style-name="T8">El trabajo se realizará sobre un servidor propio de la empresa, como todavía no tengo la certeza de si existen en la empresa pues necesitaría </text:span></text:span><text:span text:style-name="Strong_20_Emphasis"><text:span text:style-name="T9">por lo menos un servidor</text:span></text:span><text:span text:style-name="Strong_20_Emphasis"><text:span text:style-name="T8">, </text:span></text:span><text:span text:style-name="Strong_20_Emphasis"><text:span text:style-name="T9">y preferentemente de la marca Dell, recomendada para la distribución elegida.</text:span></text:span><text:span text:style-name="Strong_20_Emphasis"><text:span text:style-name="T8"> <text:s/></text:span></text:span></text:p>
      <text:h text:style-name="Heading_20_3" text:outline-level="3"><text:span text:style-name="Strong_20_Emphasis"/></text:h>
      <text:h text:style-name="Heading_20_3" text:outline-level="3"><text:span text:style-name="Strong_20_Emphasis">Prediseño del sistema</text:span></text:h>
      <text:p text:style-name="P15"><text:span text:style-name="Strong_20_Emphasis"><text:span text:style-name="T10"><text:tab/>Al igual que con el punto anterior, no tengo la información acerca del hardware de la empresa, en el caso de que no haya un servidor se necesitará uno nuevo, en el caso de ya disponer de uno simplemente se crearía una máquina virtual. </text:span></text:span><text:span text:style-name="Strong_20_Emphasis"><text:span text:style-name="T11">El sistema operativo a utilizar será una distribución de FreePBX. Esta distribución ya trae incorporado </text:span></text:span><text:span text:style-name="Strong_20_Emphasis"><text:span text:style-name="T12">A</text:span></text:span><text:span text:style-name="Strong_20_Emphasis"><text:span text:style-name="T11">sterisk, un servidor web para el uso de la interfaz gráfica de FreePBX, el sistema operativo (Basado en CentOS) y el resto de dependencias.</text:span></text:span></text:p>
      <text:h text:style-name="P21" text:outline-level="3"><text:span text:style-name="Strong_20_Emphasis"/></text:h>
      <text:h text:style-name="P22" text:outline-level="3"><text:span text:style-name="Strong_20_Emphasis">Estimación de costes</text:span></text:h>
      <text:p text:style-name="P5"><text:span text:style-name="Strong_20_Emphasis"><text:span text:style-name="T25"/></text:span></text:p>
      <text:p text:style-name="P8"><text:span text:style-name="Strong_20_Emphasis"><text:span text:style-name="T18"><text:tab/>Los costes los podemos dividir en costes temporales y costes económicos</text:span></text:span></text:p>
      <text:p text:style-name="P8"><text:span text:style-name="Strong_20_Emphasis"><text:span text:style-name="T18"/></text:span></text:p>
      <text:list xml:id="list6929347527506126564" text:style-name="L1">
        <text:list-item>
          <text:p text:style-name="P16"><text:span text:style-name="Strong_20_Emphasis"><text:span text:style-name="T27">Costes Temporales</text:span></text:span><text:span text:style-name="Strong_20_Emphasis"><text:span text:style-name="T19">: </text:span></text:span><text:span text:style-name="Strong_20_Emphasis"><text:span text:style-name="T20">Para realizar este proyecto existe una cuantía de tiempo máximo de realización entre dos meses, pero estimo que entre la instalación del sistema operativo, configuración del mismo y reorganizar la estructura VoIP (Compra de </text:span></text:span><text:span text:style-name="Strong_20_Emphasis"><text:span text:style-name="T21">teléfonos</text:span></text:span><text:span text:style-name="Strong_20_Emphasis"><text:span text:style-name="T20"> VoIP (instalación de aplicaciones compatibles con los smartphones del personal) el coste temporal se alargará entre 2-3 semanas.</text:span></text:span></text:p>
          <text:p text:style-name="P17"><text:span text:style-name="Strong_20_Emphasis"><text:span text:style-name="T20"/></text:span></text:p>
        </text:list-item>
        <text:list-item>
          <text:p text:style-name="P18"><text:span text:style-name="Strong_20_Emphasis"><text:span text:style-name="T28">Costes Económicos</text:span></text:span><text:span text:style-name="Strong_20_Emphasis"><text:span text:style-name="T20">: Los costes económicos </text:span></text:span><text:span text:style-name="Strong_20_Emphasis"><text:span text:style-name="T21">variaran en función del equipo que ya tenga disponible en la empresa, como mínimo necesitare un equipo o un servidor donde montar la distro de FreePBX, en el caso de tener el equipo, el coste será 0, puesto que la distribución es OpenSource, así como el programa. Lo único que a lo mejor podría tener un coste adicional sería la solicitud de una IP fija, para tener una conexión desde fuera constante, aunque esto se podría asimilar haciendo uso de Dynamic DNS como el ofrecido por </text:span></text:span><text:a xlink:type="simple" xlink:href="https://www.noip.com/" text:style-name="Internet_20_link" text:visited-style-name="Visited_20_Internet_20_Link"><text:span text:style-name="Strong_20_Emphasis"><text:span text:style-name="T21">https://www.noip.com/</text:span></text:span></text:a><text:span text:style-name="Strong_20_Emphasis"><text:span text:style-name="T21">. </text:span></text:span><text:span text:style-name="Strong_20_Emphasis"><text:span text:style-name="T22">En definitiva, el coste económico total se basará en la </text:span></text:span><text:span text:style-name="Strong_20_Emphasis"><text:span text:style-name="T23">existencia</text:span></text:span><text:span text:style-name="Strong_20_Emphasis"><text:span text:style-name="T22"> o no de infraestructura </text:span></text:span><text:span text:style-name="Strong_20_Emphasis"><text:span text:style-name="T23">previa</text:span></text:span><text:span text:style-name="Strong_20_Emphasis"><text:span text:style-name="T22"> y en la adquisición o no de tel</text:span></text:span><text:span text:style-name="Strong_20_Emphasis"><text:span text:style-name="T23">é</text:span></text:span><text:span text:style-name="Strong_20_Emphasis"><text:span text:style-name="T22">f</text:span></text:span><text:span text:style-name="Strong_20_Emphasis"><text:span text:style-name="T23">o</text:span></text:span><text:span text:style-name="Strong_20_Emphasis"><text:span text:style-name="T22">nos VoIP, donde los precios oscilan entre 60-200€ (Como podemos ver en páginas de </text:span></text:span><text:span text:style-name="Strong_20_Emphasis"><text:span text:style-name="T23">referencia</text:span></text:span><text:span text:style-name="Strong_20_Emphasis"><text:span text:style-name="T22"> como </text:span></text:span><text:a xlink:type="simple" xlink:href="https://www.onedirect.es/telefonos-inalambricos/telefono-ip-inambrico" text:style-name="Internet_20_link" text:visited-style-name="Visited_20_Internet_20_Link"><text:span text:style-name="Strong_20_Emphasis"><text:span text:style-name="T22">https://www.onedirect.es/telefonos-inalambricos/telefono-ip-inambrico</text:span></text:span></text:a><text:span text:style-name="Strong_20_Emphasis"><text:span text:style-name="T22">), aunque al igual que en los puntos anteriores se pueden adquirir aplicaciones gratuitas para todo tipo de sistemas operativos (Windows, Linux, Android e iOS) para utilizar los SIP Phone. </text:span></text:span></text:p>
        </text:list-item>
      </text:list>
      <text:p text:style-name="P19"><text:span text:style-name="Strong_20_Emphasis"><text:span text:style-name="T22"/></text:span></text:p>
      <text:p text:style-name="P19"><text:span text:style-name="Strong_20_Emphasis"><text:span text:style-name="T22"/></text:span></text:p>
      <text:p text:style-name="P19"><text:span text:style-name="Strong_20_Emphasis"><text:span text:style-name="T22"/></text:span></text:p>
      <text:p text:style-name="P19"><text:span text:style-name="Strong_20_Emphasis"><text:span text:style-name="T22"/></text:span></text:p>
      <text:p text:style-name="P19"><text:span text:style-name="Strong_20_Emphasis"><text:span text:style-name="T22"/></text:span></text:p>
      <text:p text:style-name="P20"><text:span text:style-name="Strong_20_Emphasis"><text:span text:style-name="T24">A continuación podrás encontrar links directos a Google Drive, así como al repositorio de Github del proyecto.</text:span></text:span></text:p>
      <text:p text:style-name="P20"><text:span text:style-name="Strong_20_Emphasis"><text:span text:style-name="T24"/></text:span></text:p>
      <text:p text:style-name="P20"><text:span text:style-name="Strong_20_Emphasis"><text:span text:style-name="T24">Google Drive:</text:span></text:span></text:p>
      <text:p text:style-name="P20"><text:span text:style-name="Strong_20_Emphasis"><text:span text:style-name="T24"/></text:span></text:p>
      <text:p text:style-name="P20"><text:a xlink:type="simple" xlink:href="https://goo.gl/WbYS3D" text:style-name="Internet_20_link" text:visited-style-name="Visited_20_Internet_20_Link"><text:span text:style-name="Strong_20_Emphasis"><text:span text:style-name="T24">https://goo.gl/WbYS3D</text:span></text:span></text:a></text:p>
      <text:p text:style-name="P20"><text:span text:style-name="Strong_20_Emphasis"><text:span text:style-name="T24"/></text:span></text:p>
      <text:p text:style-name="P20"><text:span text:style-name="Strong_20_Emphasis"><text:span text:style-name="T24"/></text:span></text:p>
      <text:p text:style-name="P20"><text:span text:style-name="Strong_20_Emphasis"><text:span text:style-name="T24">Repositorio de GitHub:</text:span></text:span></text:p>
      <text:p text:style-name="P20"><text:span text:style-name="Strong_20_Emphasis"><text:span text:style-name="T24"/></text:span></text:p>
      <text:p text:style-name="P20"><text:a xlink:type="simple" xlink:href="https://github.com/KeyMax14/proyecto-asir" text:style-name="Internet_20_link" text:visited-style-name="Visited_20_Internet_20_Link"><text:span text:style-name="Strong_20_Emphasis"><text:span text:style-name="T24">https://github.com/KeyMax14/proyecto-asir</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sans-serif" fo:font-size="8pt" fo:font-style="italic" officeooo:paragraph-rsid="001a4c7d" style:font-size-asian="8pt" style:font-style-asian="italic" style:font-size-complex="8pt" style:font-style-complex="italic"/>
    </style:style>
    <style:style style:name="MT1" style:family="text">
      <style:text-properties officeooo:rsid="001a333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I</text:span>.E.S. Puerto de la Cruz <text:s text:c="59"/>C.F.G.S. Administración de Sistemas Informáticos y en Re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09:31:38.775928797</meta:creation-date>
    <dc:date>2018-03-16T09:14:49.396035203</dc:date>
    <meta:editing-duration>PT1H39M11S</meta:editing-duration>
    <meta:editing-cycles>10</meta:editing-cycles>
    <meta:generator>LibreOffice/5.1.6.2$Linux_X86_64 LibreOffice_project/10m0$Build-2</meta:generator>
    <meta:document-statistic meta:table-count="0" meta:image-count="0" meta:object-count="0" meta:page-count="2" meta:paragraph-count="27" meta:word-count="553" meta:character-count="3612" meta:non-whitespace-character-count="3018"/>
  </office:meta>
</office:document-meta>
</file>